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Heading_20_1">
      <style:paragraph-properties fo:break-before="page"/>
    </style:style>
    <style:style style:name="P117" style:family="paragraph" style:parent-style-name="Standard">
      <style:text-properties officeooo:rsid="011ed0f6" officeooo:paragraph-rsid="011ed0f6"/>
    </style:style>
    <style:style style:name="P118" style:family="paragraph" style:parent-style-name="Standard">
      <style:text-properties officeooo:rsid="0120edc3" officeooo:paragraph-rsid="0120edc3"/>
    </style:style>
    <style:style style:name="P119" style:family="paragraph" style:parent-style-name="Standard">
      <style:text-properties officeooo:rsid="01215267" officeooo:paragraph-rsid="01215267"/>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1"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8">The ideas of the West are essentially to burn heretics.</text:p>
      <text:p text:style-name="P118">That’s why they for example don’t spare a tear if catholic or orthodox suffer, but hey don’t care at all if muslims or for example Egyptian orthodox suffer.</text:p>
      <text:p text:style-name="P118">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8">Same with Islam – if it was not miserable it would make them look funny.</text:p>
      <text:p text:style-name="P118">Same with Ethiopian and Armenian orthodoxy.</text:p>
      <text:p text:style-name="P118"/>
      <text:p text:style-name="P119">They also don’t care about Georgians because in Georgian dialect of Russian language it says in the bible that Jesus was female as well as male and that he had a male consort and a wife.</text:p>
      <text:p text:style-name="P115"/>
      <text:h text:style-name="P116"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6T13:05:34.426807543</dc:date>
    <meta:editing-duration>PT14H7M14S</meta:editing-duration>
    <meta:editing-cycles>205</meta:editing-cycles>
    <meta:generator>LibreOffice/7.3.7.2$Linux_X86_64 LibreOffice_project/30$Build-2</meta:generator>
    <meta:document-statistic meta:table-count="1" meta:image-count="0" meta:object-count="52" meta:page-count="15" meta:paragraph-count="423" meta:word-count="6103" meta:character-count="35280" meta:non-whitespace-character-count="29534"/>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